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47.996cm" style:use-optimal-column-width="false"/>
    </style:style>
    <style:style style:name="co2" style:family="table-column">
      <style:table-column-properties style:column-width="47.038cm" style:use-optimal-column-width="false"/>
    </style:style>
    <style:style style:name="ro1" style:family="table-row">
      <style:table-row-properties style:row-height="20.889cm" style:use-optimal-row-height="false"/>
    </style:style>
    <style:style style:name="ro2" style:family="table-row">
      <style:table-row-properties style:row-height="105.801cm" style:use-optimal-row-height="false"/>
    </style:style>
    <style:style style:name="ro3" style:family="table-row">
      <style:table-row-properties style:row-height="96.356cm" style:use-optimal-row-height="false"/>
    </style:style>
    <style:style style:name="ce1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justify" fo:text-indent="0cm" fo:border="2.55pt solid #000000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95.033cm" svg:height="319.401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تو اب بھی مجھ سے یہ پوچھتا ہے<text:line-break/>حسین کیا ہے، نماز کیا ہے<text:span text:style-name="T1"><text:line-break/></text:span><text:span text:style-name="T1"/></text:p>
              </table:table-cell>
              <table:covered-table-cell table:style-name="ce2"/>
            </table:table-row>
            <table:table-row table:style-name="ro2" table:default-cell-style-name="ce3">
              <table:table-cell>
                <text:p text:style-name="P1">نماز کی ابتدا وضو ہے<text:line-break/>تو اس کو پانی سے بے نیازی<text:line-break/><text:line-break/>نماز کی انتہا طہارت<text:line-break/>حسین شاہکارِ پاک دامن<text:line-break/><text:line-break/>نماز ہے بارہا عبادت<text:line-break/>حسین کا ذکر بے ریاء ہے<text:line-break/><text:line-break/>تو اب بھی...</text:p>
              </table:table-cell>
              <table:table-cell>
                <text:p text:style-name="P1">حسین پنجتن کا نورِ پنجم<text:line-break/>نماز ہوتی ہے پنجگانہ<text:line-break/><text:line-break/>نماز میں عجز و انکساری<text:line-break/>حسین کی شان فاتحانہ<text:line-break/><text:line-break/>نماز قبلے کو ڈھونڈتی ہے<text:line-break/>حسین کعبہ بنا رہا ہے<text:line-break/><text:line-break/>تو اب بھی...</text:p>
              </table:table-cell>
            </table:table-row>
            <table:table-row table:style-name="ro3" table:default-cell-style-name="ce3">
              <table:table-cell>
                <text:p text:style-name="P1">نماز ڈرتی رہی لہو سے<text:line-break/>یہ خوں کی مسند بچھا رہا ہے<text:line-break/><text:line-break/>نماز زندوں کا ہے وظیفہ<text:line-break/>حسین مرنا سکھا رہا ہے<text:line-break/><text:line-break/>نماز ہے کبریا کی طالب<text:line-break/>حسین مطلوبِ کبریا ہے<text:line-break/><text:line-break/>تو اب بھی ...</text:p>
              </table:table-cell>
              <table:table-cell>
                <text:p text:style-name="P1">نماز ہے روشنی کی طالب<text:line-break/>حسین شمعیں بجھا رہا ہے<text:line-break/><text:line-break/>نماز کثرت کو چاہتی ہے<text:line-break/>یہ شانِ وحدت دکھا رہا ہے<text:line-break/><text:line-break/>نماز پیچھے ہے مصطفی کے<text:line-break/>یہ دوش پر جگمگا رہا ہے<text:line-break/><text:line-break/>تو اب بھی...</text:p>
              </table:table-cell>
            </table:table-row>
            <table:table-row table:style-name="ro3">
              <table:table-cell table:style-name="ce1" table:number-columns-spanned="2">
                <text:p text:style-name="P1">نماز زیرِ سجودِ احمدؐ<text:line-break/>حسین کا عزم راکبانہ<text:line-break/><text:line-break/>نماز کی شکر انتہا ہے<text:line-break/>تو اس کا مشکور ہے زمانہ<text:line-break/><text:line-break/>نماز لوگوں کو ہے بلاتی<text:line-break/>یہ دستِ بیعت اُٹھا رہا ہے<text:line-break/><text:line-break/>تو اب بھی...</text:p>
              </table:table-cell>
              <table:covered-table-cell table:style-name="ce2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1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</office:styles>
  <office:automatic-styles>
    <style:page-layout style:name="PM0">
      <style:page-layout-properties fo:margin-top="0cm" fo:margin-bottom="0cm" fo:margin-left="0cm" fo:margin-right="0cm" fo:page-width="92.888cm" fo:page-height="303.04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6-01-27T17:23:50.276160600</dc:date>
    <meta:editing-duration>PT1H31M39S</meta:editing-duration>
    <meta:editing-cycles>33</meta:editing-cycles>
    <meta:generator>LibreOffice/25.8.4.2$Windows_X86_64 LibreOffice_project/290daaa01b999472f0c7a3890eb6a550fd74c6df</meta:generator>
    <meta:document-statistic meta:object-count="1"/>
  </office:meta>
</office:document-meta>
</file>